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1208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数据挖掘第二次大作业</text:p>
      <text:list xml:id="list821207412083169459" text:style-name="L1">
        <text:list-item>
          <text:p text:style-name="P1">实验数据集</text:p>
        </text:list-item>
      </text:list>
      <text:list xml:id="list2708565408493288561" text:style-name="L2">
        <text:list-item>
          <text:p text:style-name="P2"/>
        </text:list-item>
      </text:list>
      <text:list xml:id="list121116582689188" text:continue-list="list821207412083169459" text:style-name="L1">
        <text:list-item>
          <text:p text:style-name="P1">实验环境</text:p>
        </text:list-item>
        <text:list-item>
          <text:p text:style-name="P1">结果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2:08:26.617915453</meta:creation-date>
    <dc:date>2016-07-10T12:11:15.381212054</dc:date>
    <meta:editing-duration>P0D</meta:editing-duration>
    <meta:editing-cycles>1</meta:editing-cycles>
    <meta:document-statistic meta:table-count="0" meta:image-count="0" meta:object-count="0" meta:page-count="1" meta:paragraph-count="5" meta:word-count="25" meta:character-count="28" meta:non-whitespace-character-count="28"/>
    <meta:generator>LibreOffice/4.2.8.2$Linux_X86_64 LibreOffice_project/420m0$Build-2</meta:generator>
  </office:meta>
</office:document-meta>
</file>